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75cm" draw:marker-end-width="0.275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3cm" draw:marker-start-width="0.575cm" draw:marker-end-width="0.575cm" draw:fill-color="#e6e6e6" draw:fill-image-width="0cm" draw:fill-image-height="0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width="0.1cm" draw:marker-start-width="0.275cm" draw:marker-end-width="0.275cm" draw:fill-color="#e6e6e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2cm" draw:marker-start-width="0.425cm" draw:marker-end-width="0.425cm" draw:fill-color="#e6e6e6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draw:marker-start-width="0.425cm" draw:marker-end-width="0.425cm" draw:fill="none" draw:fill-color="#e6e6e6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05cm" draw:fill-color="#e6e6e6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fill="none" draw:fill-color="#e6e6e6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draw:fill-image-width="0cm" draw:fill-image-height="0cm" draw:auto-grow-height="true" draw:auto-grow-width="false" fo:max-height="0cm" fo:min-height="0cm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rect draw:style-name="gr1" draw:text-style-name="P1" draw:layer="layout" svg:width="17.5cm" svg:height="10.5cm" svg:x="1.2cm" svg:y="3.8cm">
          <text:p text:style-name="P2"/>
        </draw:rect>
        <draw:frame draw:style-name="gr2" draw:text-style-name="P2" draw:layer="layout" svg:width="3.5cm" svg:height="0.962cm" svg:x="1.2cm" svg:y="3.838cm">
          <draw:text-box>
            <text:p text:style-name="P2">UDP/IP</text:p>
          </draw:text-box>
        </draw:frame>
        <draw:rect draw:style-name="gr3" draw:text-style-name="P1" draw:id="id3" draw:layer="layout" svg:width="4cm" svg:height="2.5cm" svg:x="13.2cm" svg:y="7.3cm">
          <text:p text:style-name="P3">UDP</text:p>
        </draw:rect>
        <draw:rect draw:style-name="gr3" draw:text-style-name="P1" draw:id="id1" draw:layer="layout" svg:width="4cm" svg:height="2.5cm" svg:x="3.2cm" svg:y="7.3cm">
          <text:p text:style-name="P3">ARPSnd</text:p>
        </draw:rect>
        <draw:rect draw:style-name="gr3" draw:text-style-name="P1" draw:id="id2" draw:layer="layout" svg:width="4cm" svg:height="2.5cm" svg:x="2.2cm" svg:y="10.8cm">
          <text:p text:style-name="P3">ARP3</text:p>
        </draw:rect>
        <draw:connector draw:style-name="gr4" draw:text-style-name="P1" draw:layer="layout" svg:x1="5.2cm" svg:y1="9.8cm" svg:x2="4.2cm" svg:y2="10.8cm" draw:start-shape="id1" draw:start-glue-point="2" draw:end-shape="id2" draw:end-glue-point="0">
          <text:p text:style-name="P2"/>
        </draw:connector>
        <draw:connector draw:style-name="gr4" draw:text-style-name="P1" draw:layer="layout" svg:x1="7.2cm" svg:y1="8.55cm" svg:x2="13.2cm" svg:y2="8.55cm" draw:start-shape="id1" draw:start-glue-point="1" draw:end-shape="id3" draw:end-glue-point="3">
          <text:p text:style-name="P2"/>
        </draw:connector>
        <draw:custom-shape draw:style-name="gr5" draw:text-style-name="P1" draw:id="id5" draw:layer="layout" svg:width="4cm" svg:height="1cm" svg:x="7.7cm" svg:y="4.3cm">
          <text:p text:style-name="P2"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256cm" svg:y1="15.3cm" svg:x2="12.256cm" svg:y2="12.272cm">
          <text:p text:style-name="P2"/>
        </draw:line>
        <draw:connector draw:style-name="gr7" draw:text-style-name="P1" draw:layer="layout" svg:x1="12.229cm" svg:y1="12.282cm" svg:x2="15.2cm" svg:y2="9.8cm" draw:start-shape="id4" draw:start-glue-point="2" draw:end-shape="id3" draw:end-glue-point="2">
          <text:p text:style-name="P2"/>
        </draw:connector>
        <draw:connector draw:style-name="gr8" draw:text-style-name="P1" draw:id="id4" draw:layer="layout" draw:line-skew="1.234cm" svg:x1="12.229cm" svg:y1="12.282cm" svg:x2="9.699cm" svg:y2="5.3cm" draw:end-shape="id5" draw:end-glue-point="5">
          <text:p text:style-name="P2"/>
        </draw:connector>
        <draw:polyline draw:style-name="gr9" draw:text-style-name="P1" draw:layer="layout" svg:width="3.499cm" svg:height="1.999cm" svg:x="10.7cm" svg:y="5.3cm" svg:viewBox="0 0 3500 2000" draw:points="0,0 0,1000 3500,1000 3500,2000">
          <text:p text:style-name="P2"/>
        </draw:polyline>
        <draw:polyline draw:style-name="gr9" draw:text-style-name="P1" draw:layer="layout" svg:width="2.999cm" svg:height="1.999cm" svg:x="5.7cm" svg:y="5.3cm" svg:viewBox="0 0 3000 2000" draw:points="3000,0 3000,1000 0,1000 0,2000">
          <text:p text:style-name="P2"/>
        </draw:polyline>
        <draw:connector draw:style-name="gr10" draw:text-style-name="P1" draw:layer="layout" draw:line-skew="1.051cm" svg:x1="15.2cm" svg:y1="7.3cm" svg:x2="11.198cm" svg:y2="4.799cm" draw:start-shape="id3" draw:start-glue-point="0" draw:end-shape="id5" draw:end-glue-point="4">
          <text:p text:style-name="P2"/>
        </draw:connector>
        <draw:line draw:style-name="gr8" draw:text-style-name="P1" draw:layer="layout" svg:x1="9.7cm" svg:y1="4.3cm" svg:x2="9.7cm" svg:y2="2.8cm">
          <text:p text:style-name="P2"/>
        </draw:line>
        <draw:rect draw:style-name="gr11" draw:text-style-name="P1" draw:layer="layout" svg:width="6cm" svg:height="2cm" svg:x="6.7cm" svg:y="0.8cm">
          <text:p text:style-name="P3">Ethernet</text:p>
          <text:p text:style-name="P3">controller</text:p>
        </draw:rect>
        <draw:rect draw:style-name="gr11" draw:text-style-name="P1" draw:layer="layout" svg:width="6cm" svg:height="2cm" svg:x="9.3cm" svg:y="15.3cm">
          <text:p text:style-name="P3">Application</text:p>
        </draw:rect>
        <draw:frame draw:style-name="gr12" draw:text-style-name="P4" draw:layer="layout" svg:width="1.5cm" svg:height="0.775cm" svg:x="10.1cm" svg:y="10.3cm">
          <draw:text-box>
            <text:p text:style-name="P4"><text:span text:style-name="T1">Data</text:span></text:p>
          </draw:text-box>
        </draw:frame>
        <draw:frame draw:style-name="gr12" draw:text-style-name="P4" draw:layer="layout" svg:width="2.5cm" svg:height="0.775cm" svg:x="12.1cm" svg:y="5.525cm">
          <draw:text-box>
            <text:p text:style-name="P4"><text:span text:style-name="T1">Headers</text:span></text:p>
          </draw:text-box>
        </draw:frame>
        <draw:frame draw:style-name="gr12" draw:text-style-name="P4" draw:layer="layout" svg:width="3.5cm" svg:height="0.775cm" svg:x="5.4cm" svg:y="5.526cm">
          <draw:text-box>
            <text:p text:style-name="P4"><text:span text:style-name="T1">ARP-packets</text:span></text:p>
          </draw:text-box>
        </draw:frame>
        <draw:frame draw:style-name="gr12" draw:text-style-name="P4" draw:layer="layout" svg:width="4.4cm" svg:height="0.775cm" svg:x="12.7cm" svg:y="12.2cm">
          <draw:text-box>
            <text:p text:style-name="P4"><text:span text:style-name="T1">Transfer information</text:span></text:p>
          </draw:text-box>
        </draw:frame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0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5.344cm" svg:x="2.97cm" svg:y="3.575cm" draw:page-number="1"/>
      <draw:page-thumbnail draw:layer="backgroundobjects" svg:width="5.938cm" svg:height="5.344cm" svg:x="11.88cm" svg:y="3.575cm"/>
      <draw:page-thumbnail draw:layer="backgroundobjects" svg:width="5.938cm" svg:height="5.344cm" svg:x="20.79cm" svg:y="3.575cm"/>
      <draw:page-thumbnail draw:layer="backgroundobjects" svg:width="5.938cm" svg:height="5.344cm" svg:x="2.97cm" svg:y="12.08cm"/>
      <draw:page-thumbnail draw:layer="backgroundobjects" svg:width="5.938cm" svg:height="5.344cm" svg:x="11.88cm" svg:y="12.08cm"/>
      <draw:page-thumbnail draw:layer="backgroundobjects" svg:width="5.938cm" svg:height="5.344cm" svg:x="20.79cm" svg:y="12.08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10-01-13T11:21:56</meta:creation-date>
    <dc:creator>Jussi Nieminen</dc:creator>
    <dc:date>2010-01-13T11:58:54</dc:date>
    <meta:editing-cycles>4</meta:editing-cycles>
    <meta:editing-duration>PT25M36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